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2Coding" svg:font-family="D2Coding" style:font-family-generic="modern" style:font-pitch="fixed"/>
    <style:font-face style:name="D2Coding1" svg:font-family="D2Coding" style:font-family-generic="roman" style:font-pitch="variable"/>
    <style:font-face style:name="D2Coding2" svg:font-family="D2Coding" style:font-adornments="보통" style:font-family-generic="roman" style:font-pitch="variable"/>
    <style:font-face style:name="D2Coding3" svg:font-family="D2Coding" style:font-adornments="보통" style:font-family-generic="modern" style:font-pitch="fixed"/>
    <style:font-face style:name="D2Coding4" svg:font-family="D2Coding" style:font-adornments="보통" style:font-family-generic="modern" style:font-pitch="variable"/>
    <style:font-face style:name="D2Coding5" svg:font-family="D2Coding" style:font-family-generic="system" style:font-pitch="variable"/>
    <style:font-face style:name="D2Coding6" svg:font-family="D2Coding" style:font-adornments="보통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t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0.6cm" fo:min-width="0.59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cm" fo:min-width="0.589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cm" fo:min-width="0.595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cm" fo:min-width="0.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cm" fo:min-width="0.592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42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dddddd" draw:textarea-horizontal-align="justify" draw:textarea-vertical-align="middle" draw:auto-grow-height="false" fo:min-height="0.6cm" fo:min-width="0.592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fill-color="#dddddd" draw:opacity="20%" draw:textarea-horizontal-align="justify" draw:textarea-vertical-align="middle" draw:auto-grow-height="false" fo:min-height="1.135cm" fo:min-width="3.487cm"/>
    </style:style>
    <style:style style:name="gr10" style:family="graphic" style:parent-style-name="standard">
      <style:graphic-properties draw:fill-color="#dddddd" draw:opacity="20%" draw:textarea-horizontal-align="justify" draw:textarea-vertical-align="middle" draw:auto-grow-height="false" fo:min-height="1.131cm" fo:min-width="3.501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dddddd" draw:textarea-horizontal-align="justify" draw:textarea-vertical-align="middle" draw:auto-grow-height="false" fo:min-height="0.6cm" fo:min-width="0.6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fill-color="#dddddd" draw:textarea-horizontal-align="justify" draw:textarea-vertical-align="middle" draw:auto-grow-height="false" fo:min-height="0.6cm" fo:min-width="0.592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fill-color="#dddddd" draw:opacity="20%" draw:textarea-horizontal-align="justify" draw:textarea-vertical-align="middle" draw:auto-grow-height="false" fo:min-height="1.14cm" fo:min-width="4.193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dddddd" draw:textarea-horizontal-align="justify" draw:textarea-vertical-align="middle" draw:auto-grow-height="false" fo:min-height="0.6cm" fo:min-width="0.589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fill-color="#dddddd" draw:textarea-horizontal-align="justify" draw:textarea-vertical-align="middle" draw:auto-grow-height="false" fo:min-height="0.6cm" fo:min-width="0.6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dash" draw:stroke-dash="Long_20_Dash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0.6cm" fo:min-width="0.597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solid" draw:stroke-dash="Long_20_Dash_20__28_Rounded_29_" svg:stroke-width="0.035cm" svg:stroke-color="#000000" draw:marker-start-width="0.252cm" draw:marker-end-width="0.252cm" svg:stroke-linecap="round" draw:fill="solid" draw:fill-color="#dddddd" draw:textarea-horizontal-align="justify" draw:textarea-vertical-align="middle" draw:auto-grow-height="false" fo:min-height="0.6cm" fo:min-width="0.597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svg:stroke-color="#000000" draw:marker-start-width="0.252cm" draw:marker-end-width="0.252cm" svg:stroke-linecap="butt" draw:fill="none" draw:textarea-horizontal-align="justify" draw:textarea-vertical-align="middle" draw:auto-grow-height="false" fo:min-height="0.6cm" fo:min-width="0.6cm" fo:padding-top="0.142cm" fo:padding-bottom="0.142cm" fo:padding-left="0.267cm" fo:padding-right="0.267cm"/>
      <style:paragraph-properties style:writing-mode="lr-tb"/>
    </style:style>
    <style:style style:name="gr19" style:family="graphic" style:parent-style-name="objectwithoutfill">
      <style:graphic-properties draw:stroke="dash" draw:stroke-dash="Long_20_Dash" svg:stroke-width="0.035cm" svg:stroke-color="#2a6099" draw:marker-start-width="0.252cm" draw:marker-end="화살촉_20_1" draw:marker-end-width="0.25cm" svg:stroke-linecap="butt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fill-color="#dddddd" draw:opacity="20%" draw:textarea-horizontal-align="justify" draw:textarea-vertical-align="middle" draw:auto-grow-height="false" fo:min-height="1.131cm" fo:min-width="4.234cm"/>
    </style:style>
    <style:style style:name="gr21" style:family="graphic" style:parent-style-name="standard">
      <style:graphic-properties draw:stroke="solid" draw:stroke-dash="Long_20_Dash_20__28_Rounded_29_" svg:stroke-width="0.035cm" svg:stroke-color="#000000" draw:marker-start-width="0.252cm" draw:marker-end-width="0.252cm" svg:stroke-linecap="round" draw:fill="none" draw:fill-color="#eeeeee" draw:textarea-horizontal-align="justify" draw:textarea-vertical-align="middle" draw:auto-grow-height="false" fo:min-height="0.6cm" fo:min-width="0.597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fill-color="#eeeeee" draw:textarea-horizontal-align="justify" draw:textarea-vertical-align="middle" draw:auto-grow-height="false" fo:min-height="0.6cm" fo:min-width="0.589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 style:writing-mode="lr-tb"/>
      <style:text-properties fo:color="#2a6099" loext:opacity="100%" style:font-name="D2Coding" fo:font-size="11pt" fo:letter-spacing="normal"/>
    </style:style>
    <style:style style:name="P2" style:family="paragraph">
      <loext:graphic-properties draw:fill="none"/>
      <style:paragraph-properties fo:text-align="center" style:writing-mode="lr-tb"/>
      <style:text-properties fo:color="#2a6099" loext:opacity="100%" style:font-name="D2Coding" fo:font-size="11pt" fo:letter-spacing="normal"/>
    </style:style>
    <style:style style:name="P3" style:family="paragraph">
      <loext:graphic-properties draw:fill="none"/>
      <style:paragraph-properties fo:text-align="center"/>
      <style:text-properties fo:color="#2a6099" loext:opacity="100%" style:font-name="D2Coding" fo:font-size="11pt" fo:letter-spacing="normal"/>
    </style:style>
    <style:style style:name="P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5" style:family="paragraph">
      <loext:graphic-properties draw:fill="solid" draw:fill-color="#dddddd"/>
      <style:paragraph-properties fo:text-align="center" style:writing-mode="lr-tb"/>
      <style:text-properties fo:color="#2a6099" loext:opacity="100%" style:font-name="D2Coding" fo:font-size="11pt" fo:letter-spacing="normal"/>
    </style:style>
    <style:style style:name="P6" style:family="paragraph">
      <loext:graphic-properties draw:fill-color="#dddddd" draw:opacity="20%"/>
      <style:paragraph-properties fo:text-align="center"/>
    </style:style>
    <style:style style:name="P7" style:family="paragraph">
      <loext:graphic-properties draw:fill="none" draw:fill-color="#dddddd"/>
      <style:paragraph-properties fo:text-align="center" style:writing-mode="lr-tb"/>
      <style:text-properties fo:color="#2a6099" loext:opacity="100%" style:font-name="D2Coding" fo:font-size="11pt" fo:letter-spacing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eeeeee"/>
      <style:paragraph-properties fo:text-align="center" style:writing-mode="lr-tb"/>
      <style:text-properties fo:color="#2a6099" loext:opacity="100%" style:font-name="D2Coding" fo:font-size="11pt" fo:letter-spacing="normal"/>
    </style:style>
    <style:style style:name="T1" style:family="text">
      <style:text-properties fo:color="#2a6099" loext:opacity="100%" style:font-name="D2Coding" fo:font-size="11pt" fo:letter-spacing="normal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xml:id="id1" draw:id="id1" draw:layer="layout" svg:width="1.599cm" svg:height="1.25cm" svg:x="6.3cm" svg:y="1.75cm">
          <text:p text:style-name="P1"><text:span text:style-name="T1">3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587cm" svg:height="1.25cm" svg:x="3.902cm" svg:y="4.152cm">
          <text:p text:style-name="P1"><text:span text:style-name="T1">15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1.597cm" svg:height="1.25cm" svg:x="8.703cm" svg:y="4.153cm">
          <text:p text:style-name="P1"><text:span text:style-name="T1">17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1.604cm" svg:height="1.25cm" svg:x="2.503cm" svg:y="6.353cm">
          <text:p text:style-name="P1"><text:span text:style-name="T1">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.59cm" svg:height="1.25cm" svg:x="5.104cm" svg:y="6.354cm">
          <text:p text:style-name="P1"><text:span text:style-name="T1">9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6.534cm" svg:y1="2.817cm" svg:x2="5.257cm" svg:y2="4.335cm" draw:start-shape="id1" draw:start-glue-point="7" draw:end-shape="id2" draw:end-glue-point="11" svg:d="M6534 2817l-1277 1518" svg:viewBox="0 0 1278 1519">
          <text:p/>
        </draw:connector>
        <draw:connector draw:style-name="gr6" draw:text-style-name="P3" draw:layer="layout" draw:type="line" svg:x1="7.665cm" svg:y1="2.817cm" svg:x2="8.937cm" svg:y2="4.336cm" draw:start-shape="id1" draw:start-glue-point="9" draw:end-shape="id3" draw:end-glue-point="5" svg:d="M7665 2817l1272 1519" svg:viewBox="0 0 1273 1520">
          <text:p/>
        </draw:connector>
        <draw:connector draw:style-name="gr6" draw:text-style-name="P3" draw:layer="layout" draw:type="line" svg:x1="4.134cm" svg:y1="5.219cm" svg:x2="3.305cm" svg:y2="6.353cm" draw:start-shape="id2" draw:start-glue-point="7" draw:end-shape="id4" draw:end-glue-point="4" svg:d="M4134 5219l-829 1134" svg:viewBox="0 0 830 1135">
          <text:p/>
        </draw:connector>
        <draw:connector draw:style-name="gr6" draw:text-style-name="P3" draw:layer="layout" draw:type="line" svg:x1="5.257cm" svg:y1="5.219cm" svg:x2="5.899cm" svg:y2="6.354cm" draw:start-shape="id2" draw:start-glue-point="9" draw:end-shape="id5" draw:end-glue-point="4" svg:d="M5257 5219l642 1135" svg:viewBox="0 0 643 1136">
          <text:p/>
        </draw:connector>
        <draw:frame draw:style-name="gr7" draw:text-style-name="P4" draw:layer="layout" svg:width="10.25cm" svg:height="0.67cm" svg:x="1.4cm" svg:y="10.7cm">
          <draw:text-box>
            <text:p><text:span text:style-name="T2">[</text:span><text:span text:style-name="T2">최대 힙 </text:span><text:span text:style-name="T2">(max heap)]</text:span></text:p>
          </draw:text-box>
        </draw:frame>
        <draw:custom-shape draw:style-name="gr4" draw:text-style-name="P2" xml:id="id7" draw:id="id7" draw:layer="layout" svg:width="1.604cm" svg:height="1.25cm" svg:x="7.404cm" svg:y="6.354cm">
          <text:p text:style-name="P1"><text:span text:style-name="T1">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1.59cm" svg:height="1.25cm" svg:x="10.005cm" svg:y="6.355cm">
          <text:p text:style-name="P1"><text:span text:style-name="T1">1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0.066cm" svg:y1="5.22cm" svg:x2="10.8cm" svg:y2="6.355cm" draw:start-shape="id3" draw:start-glue-point="9" draw:end-shape="id6" draw:end-glue-point="4" svg:d="M10066 5220l734 1135" svg:viewBox="0 0 735 1136">
          <text:p/>
        </draw:connector>
        <draw:connector draw:style-name="gr6" draw:text-style-name="P3" draw:layer="layout" draw:type="line" svg:x1="8.937cm" svg:y1="5.22cm" svg:x2="8.206cm" svg:y2="6.354cm" draw:start-shape="id3" draw:start-glue-point="7" draw:end-shape="id7" draw:end-glue-point="4" svg:d="M8937 5220l-731 1134" svg:viewBox="0 0 732 1135">
          <text:p/>
        </draw:connector>
        <draw:custom-shape draw:style-name="gr4" draw:text-style-name="P2" xml:id="id8" draw:id="id8" draw:layer="layout" svg:width="1.604cm" svg:height="1.25cm" svg:x="1.404cm" svg:y="8.554cm">
          <text:p text:style-name="P1"><text:span text:style-name="T1">6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9" draw:id="id9" draw:layer="layout" svg:width="1.59cm" svg:height="1.25cm" svg:x="3.505cm" svg:y="8.555cm">
          <text:p text:style-name="P1"><text:span text:style-name="T1">7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.738cm" svg:y1="7.42cm" svg:x2="2.206cm" svg:y2="8.554cm" draw:start-shape="id4" draw:start-glue-point="7" draw:end-shape="id8" draw:end-glue-point="4" svg:d="M2738 7420l-532 1134" svg:viewBox="0 0 533 1135">
          <text:p/>
        </draw:connector>
        <draw:connector draw:style-name="gr6" draw:text-style-name="P3" draw:layer="layout" draw:type="line" svg:x1="3.872cm" svg:y1="7.42cm" svg:x2="4.3cm" svg:y2="8.555cm" draw:start-shape="id4" draw:start-glue-point="9" draw:end-shape="id9" draw:end-glue-point="4" svg:d="M3872 7420l428 1135" svg:viewBox="0 0 429 1136">
          <text:p/>
        </draw:connector>
        <draw:custom-shape draw:style-name="gr1" draw:text-style-name="P2" xml:id="id10" draw:id="id10" draw:layer="layout" svg:width="1.599cm" svg:height="1.25cm" svg:x="6.293cm" svg:y="12.64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587cm" svg:height="1.25cm" svg:x="3.895cm" svg:y="15.04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2" draw:id="id12" draw:layer="layout" svg:width="1.597cm" svg:height="1.25cm" svg:x="8.696cm" svg:y="15.04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" draw:id="id13" draw:layer="layout" svg:width="1.604cm" svg:height="1.25cm" svg:x="2.496cm" svg:y="17.244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4" draw:id="id14" draw:layer="layout" svg:width="1.59cm" svg:height="1.25cm" svg:x="5.097cm" svg:y="17.245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6.527cm" svg:y1="13.708cm" svg:x2="5.25cm" svg:y2="15.226cm" draw:start-shape="id10" draw:start-glue-point="7" draw:end-shape="id11" draw:end-glue-point="11" svg:d="M6527 13708l-1277 1518" svg:viewBox="0 0 1278 1519">
          <text:p/>
        </draw:connector>
        <draw:connector draw:style-name="gr6" draw:text-style-name="P3" draw:layer="layout" draw:type="line" svg:x1="7.658cm" svg:y1="13.708cm" svg:x2="8.93cm" svg:y2="15.227cm" draw:start-shape="id10" draw:start-glue-point="9" draw:end-shape="id12" draw:end-glue-point="5" svg:d="M7658 13708l1272 1519" svg:viewBox="0 0 1273 1520">
          <text:p/>
        </draw:connector>
        <draw:connector draw:style-name="gr6" draw:text-style-name="P3" draw:layer="layout" draw:type="line" svg:x1="4.127cm" svg:y1="16.11cm" svg:x2="3.298cm" svg:y2="17.244cm" draw:start-shape="id11" draw:start-glue-point="7" draw:end-shape="id13" draw:end-glue-point="4" svg:d="M4127 16110l-829 1134" svg:viewBox="0 0 830 1135">
          <text:p/>
        </draw:connector>
        <draw:connector draw:style-name="gr6" draw:text-style-name="P3" draw:layer="layout" draw:type="line" svg:x1="5.25cm" svg:y1="16.11cm" svg:x2="5.892cm" svg:y2="17.245cm" draw:start-shape="id11" draw:start-glue-point="9" draw:end-shape="id14" draw:end-glue-point="4" svg:d="M5250 16110l642 1135" svg:viewBox="0 0 643 1136">
          <text:p/>
        </draw:connector>
        <draw:frame draw:style-name="gr7" draw:text-style-name="P4" draw:layer="layout" svg:width="10.25cm" svg:height="0.67cm" svg:x="1.5cm" svg:y="21.58cm">
          <draw:text-box>
            <text:p><text:span text:style-name="T2">[</text:span><text:span text:style-name="T2">최소 힙 </text:span><text:span text:style-name="T2">(max heap)]</text:span></text:p>
          </draw:text-box>
        </draw:frame>
        <draw:custom-shape draw:style-name="gr4" draw:text-style-name="P2" xml:id="id16" draw:id="id16" draw:layer="layout" svg:width="1.604cm" svg:height="1.25cm" svg:x="7.397cm" svg:y="17.245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5" draw:id="id15" draw:layer="layout" svg:width="1.59cm" svg:height="1.25cm" svg:x="9.998cm" svg:y="17.246cm">
          <text:p text:style-name="P1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0.059cm" svg:y1="16.111cm" svg:x2="10.793cm" svg:y2="17.246cm" draw:start-shape="id12" draw:start-glue-point="9" draw:end-shape="id15" draw:end-glue-point="4" svg:d="M10059 16111l734 1135" svg:viewBox="0 0 735 1136">
          <text:p/>
        </draw:connector>
        <draw:connector draw:style-name="gr6" draw:text-style-name="P3" draw:layer="layout" draw:type="line" svg:x1="8.93cm" svg:y1="16.111cm" svg:x2="8.199cm" svg:y2="17.245cm" draw:start-shape="id12" draw:start-glue-point="7" draw:end-shape="id16" draw:end-glue-point="4" svg:d="M8930 16111l-731 1134" svg:viewBox="0 0 732 1135">
          <text:p/>
        </draw:connector>
        <draw:custom-shape draw:style-name="gr4" draw:text-style-name="P2" xml:id="id17" draw:id="id17" draw:layer="layout" svg:width="1.604cm" svg:height="1.25cm" svg:x="1.397cm" svg:y="19.445cm">
          <text:p text:style-name="P1"><text:span text:style-name="T1">5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8" draw:id="id18" draw:layer="layout" svg:width="1.59cm" svg:height="1.25cm" svg:x="3.498cm" svg:y="19.446cm">
          <text:p text:style-name="P1"><text:span text:style-name="T1">15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.731cm" svg:y1="18.311cm" svg:x2="2.199cm" svg:y2="19.445cm" draw:start-shape="id13" draw:start-glue-point="7" draw:end-shape="id17" draw:end-glue-point="4" svg:d="M2731 18311l-532 1134" svg:viewBox="0 0 533 1135">
          <text:p/>
        </draw:connector>
        <draw:connector draw:style-name="gr6" draw:text-style-name="P3" draw:layer="layout" draw:type="line" svg:x1="3.865cm" svg:y1="18.311cm" svg:x2="4.293cm" svg:y2="19.446cm" draw:start-shape="id13" draw:start-glue-point="9" draw:end-shape="id18" draw:end-glue-point="4" svg:d="M3865 18311l428 1135" svg:viewBox="0 0 429 1136">
          <text:p/>
        </draw:connector>
      </draw:page>
      <draw:page draw:name="page2" draw:style-name="dp1" draw:master-page-name="기본값">
        <draw:custom-shape draw:style-name="gr1" draw:text-style-name="P2" xml:id="id19" draw:id="id19" draw:layer="layout" svg:width="1.599cm" svg:height="1.25cm" svg:x="6.543cm" svg:y="1.7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1.587cm" svg:height="1.25cm" svg:x="4.145cm" svg:y="4.15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1" draw:id="id21" draw:layer="layout" svg:width="1.597cm" svg:height="1.25cm" svg:x="8.946cm" svg:y="4.15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" draw:id="id22" draw:layer="layout" svg:width="1.604cm" svg:height="1.25cm" svg:x="2.746cm" svg:y="6.353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3" draw:id="id23" draw:layer="layout" svg:width="1.59cm" svg:height="1.25cm" svg:x="5.347cm" svg:y="6.354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6.777cm" svg:y1="2.817cm" svg:x2="5.5cm" svg:y2="4.335cm" draw:start-shape="id19" draw:start-glue-point="7" draw:end-shape="id20" draw:end-glue-point="11" svg:d="M6777 2817l-1277 1518" svg:viewBox="0 0 1278 1519">
          <text:p/>
        </draw:connector>
        <draw:connector draw:style-name="gr6" draw:text-style-name="P3" draw:layer="layout" draw:type="line" svg:x1="7.908cm" svg:y1="2.817cm" svg:x2="9.18cm" svg:y2="4.336cm" draw:start-shape="id19" draw:start-glue-point="9" draw:end-shape="id21" draw:end-glue-point="5" svg:d="M7908 2817l1272 1519" svg:viewBox="0 0 1273 1520">
          <text:p/>
        </draw:connector>
        <draw:connector draw:style-name="gr6" draw:text-style-name="P3" draw:layer="layout" draw:type="line" svg:x1="4.377cm" svg:y1="5.219cm" svg:x2="3.548cm" svg:y2="6.353cm" draw:start-shape="id20" draw:start-glue-point="7" draw:end-shape="id22" draw:end-glue-point="4" svg:d="M4377 5219l-829 1134" svg:viewBox="0 0 830 1135">
          <text:p/>
        </draw:connector>
        <draw:connector draw:style-name="gr6" draw:text-style-name="P3" draw:layer="layout" draw:type="line" svg:x1="5.5cm" svg:y1="5.219cm" svg:x2="6.142cm" svg:y2="6.354cm" draw:start-shape="id20" draw:start-glue-point="9" draw:end-shape="id23" draw:end-glue-point="4" svg:d="M5500 5219l642 1135" svg:viewBox="0 0 643 1136">
          <text:p/>
        </draw:connector>
        <draw:frame draw:style-name="gr7" draw:text-style-name="P4" draw:layer="layout" svg:width="10.25cm" svg:height="0.67cm" svg:x="1.75cm" svg:y="10.689cm">
          <draw:text-box>
            <text:p><text:span text:style-name="T2">[</text:span><text:span text:style-name="T2">데이터 추가 직전의 힙</text:span><text:span text:style-name="T2">]</text:span></text:p>
          </draw:text-box>
        </draw:frame>
        <draw:custom-shape draw:style-name="gr4" draw:text-style-name="P2" xml:id="id25" draw:id="id25" draw:layer="layout" svg:width="1.604cm" svg:height="1.25cm" svg:x="7.647cm" svg:y="6.354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4" draw:id="id24" draw:layer="layout" svg:width="1.59cm" svg:height="1.25cm" svg:x="10.248cm" svg:y="6.355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0.309cm" svg:y1="5.22cm" svg:x2="11.043cm" svg:y2="6.355cm" draw:start-shape="id21" draw:start-glue-point="9" draw:end-shape="id24" draw:end-glue-point="4" svg:d="M10309 5220l734 1135" svg:viewBox="0 0 735 1136">
          <text:p/>
        </draw:connector>
        <draw:connector draw:style-name="gr6" draw:text-style-name="P3" draw:layer="layout" draw:type="line" svg:x1="9.18cm" svg:y1="5.22cm" svg:x2="8.449cm" svg:y2="6.354cm" draw:start-shape="id21" draw:start-glue-point="7" draw:end-shape="id25" draw:end-glue-point="4" svg:d="M9180 5220l-731 1134" svg:viewBox="0 0 732 1135">
          <text:p/>
        </draw:connector>
        <draw:custom-shape draw:style-name="gr4" draw:text-style-name="P2" xml:id="id26" draw:id="id26" draw:layer="layout" svg:width="1.604cm" svg:height="1.25cm" svg:x="1.647cm" svg:y="8.554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.981cm" svg:y1="7.42cm" svg:x2="2.449cm" svg:y2="8.554cm" draw:start-shape="id22" draw:start-glue-point="7" draw:end-shape="id26" draw:end-glue-point="4" svg:d="M2981 7420l-532 1134" svg:viewBox="0 0 533 1135">
          <text:p/>
        </draw:connector>
        <draw:custom-shape draw:style-name="gr1" draw:text-style-name="P2" xml:id="id27" draw:id="id27" draw:layer="layout" svg:width="1.599cm" svg:height="1.25cm" svg:x="6.535cm" svg:y="12.94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1.587cm" svg:height="1.25cm" svg:x="4.137cm" svg:y="15.34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9" draw:id="id29" draw:layer="layout" svg:width="1.597cm" svg:height="1.25cm" svg:x="8.938cm" svg:y="15.345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0" draw:id="id30" draw:layer="layout" svg:width="1.604cm" svg:height="1.25cm" svg:x="2.738cm" svg:y="17.545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1" draw:id="id31" draw:layer="layout" svg:width="1.59cm" svg:height="1.25cm" svg:x="5.339cm" svg:y="17.546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6.769cm" svg:y1="14.009cm" svg:x2="5.492cm" svg:y2="15.527cm" draw:start-shape="id27" draw:start-glue-point="7" draw:end-shape="id28" draw:end-glue-point="11" svg:d="M6769 14009l-1277 1518" svg:viewBox="0 0 1278 1519">
          <text:p/>
        </draw:connector>
        <draw:connector draw:style-name="gr6" draw:text-style-name="P3" draw:layer="layout" draw:type="line" svg:x1="7.9cm" svg:y1="14.009cm" svg:x2="9.172cm" svg:y2="15.528cm" draw:start-shape="id27" draw:start-glue-point="9" draw:end-shape="id29" draw:end-glue-point="5" svg:d="M7900 14009l1272 1519" svg:viewBox="0 0 1273 1520">
          <text:p/>
        </draw:connector>
        <draw:connector draw:style-name="gr6" draw:text-style-name="P3" draw:layer="layout" draw:type="line" svg:x1="4.369cm" svg:y1="16.411cm" svg:x2="3.54cm" svg:y2="17.545cm" draw:start-shape="id28" draw:start-glue-point="7" draw:end-shape="id30" draw:end-glue-point="4" svg:d="M4369 16411l-829 1134" svg:viewBox="0 0 830 1135">
          <text:p/>
        </draw:connector>
        <draw:connector draw:style-name="gr6" draw:text-style-name="P3" draw:layer="layout" draw:type="line" svg:x1="5.492cm" svg:y1="16.411cm" svg:x2="6.134cm" svg:y2="17.546cm" draw:start-shape="id28" draw:start-glue-point="9" draw:end-shape="id31" draw:end-glue-point="4" svg:d="M5492 16411l642 1135" svg:viewBox="0 0 643 1136">
          <text:p/>
        </draw:connector>
        <draw:frame draw:style-name="gr7" draw:text-style-name="P4" draw:layer="layout" svg:width="10.25cm" svg:height="0.67cm" svg:x="1.742cm" svg:y="22.881cm">
          <draw:text-box>
            <text:p><text:span text:style-name="T2">[</text:span><text:span text:style-name="T2">데이터 추가의 과정 </text:span><text:span text:style-name="T2">1/3]</text:span></text:p>
          </draw:text-box>
        </draw:frame>
        <draw:custom-shape draw:style-name="gr4" draw:text-style-name="P2" xml:id="id33" draw:id="id33" draw:layer="layout" svg:width="1.604cm" svg:height="1.25cm" svg:x="7.639cm" svg:y="17.546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2" draw:id="id32" draw:layer="layout" svg:width="1.59cm" svg:height="1.25cm" svg:x="10.24cm" svg:y="17.547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0.301cm" svg:y1="16.412cm" svg:x2="11.035cm" svg:y2="17.547cm" draw:start-shape="id29" draw:start-glue-point="9" draw:end-shape="id32" draw:end-glue-point="4" svg:d="M10301 16412l734 1135" svg:viewBox="0 0 735 1136">
          <text:p/>
        </draw:connector>
        <draw:connector draw:style-name="gr6" draw:text-style-name="P3" draw:layer="layout" draw:type="line" svg:x1="9.172cm" svg:y1="16.412cm" svg:x2="8.441cm" svg:y2="17.546cm" draw:start-shape="id29" draw:start-glue-point="7" draw:end-shape="id33" draw:end-glue-point="4" svg:d="M9172 16412l-731 1134" svg:viewBox="0 0 732 1135">
          <text:p/>
        </draw:connector>
        <draw:custom-shape draw:style-name="gr4" draw:text-style-name="P2" xml:id="id34" draw:id="id34" draw:layer="layout" svg:width="1.604cm" svg:height="1.25cm" svg:x="1.639cm" svg:y="19.746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35" draw:id="id35" draw:layer="layout" svg:width="1.59cm" svg:height="1.25cm" svg:x="3.74cm" svg:y="19.74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.973cm" svg:y1="18.612cm" svg:x2="2.441cm" svg:y2="19.746cm" draw:start-shape="id30" draw:start-glue-point="7" draw:end-shape="id34" draw:end-glue-point="4" svg:d="M2973 18612l-532 1134" svg:viewBox="0 0 533 1135">
          <text:p/>
        </draw:connector>
        <draw:connector draw:style-name="gr6" draw:text-style-name="P3" draw:layer="layout" draw:type="line" svg:x1="4.107cm" svg:y1="18.612cm" svg:x2="4.535cm" svg:y2="19.747cm" draw:start-shape="id30" draw:start-glue-point="9" draw:end-shape="id35" draw:end-glue-point="4" svg:d="M4107 18612l428 1135" svg:viewBox="0 0 429 1136">
          <text:p/>
        </draw:connector>
        <draw:custom-shape draw:style-name="gr9" draw:text-style-name="P6" draw:layer="layout" svg:width="4.571cm" svg:height="1.951cm" draw:transform="skewX (0.041538836197465) rotate (-1.13341681624512) translate (3.964cm 16.856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기본값">
        <draw:custom-shape draw:style-name="gr10" draw:text-style-name="P6" draw:layer="layout" svg:width="4.571cm" svg:height="1.951cm" draw:transform="skewX (0.041538836197465) rotate (0.964643477577265) translate (2.148cm 7.493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6" draw:id="id36" draw:layer="layout" svg:width="1.599cm" svg:height="1.25cm" svg:x="6.527cm" svg:y="2.13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7" draw:id="id37" draw:layer="layout" svg:width="1.587cm" svg:height="1.25cm" svg:x="4.129cm" svg:y="4.53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8" draw:id="id38" draw:layer="layout" svg:width="1.597cm" svg:height="1.25cm" svg:x="8.93cm" svg:y="4.537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39" draw:id="id39" draw:layer="layout" svg:width="1.604cm" svg:height="1.25cm" svg:x="2.73cm" svg:y="6.73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0" draw:id="id40" draw:layer="layout" svg:width="1.59cm" svg:height="1.25cm" svg:x="5.331cm" svg:y="6.73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6.761cm" svg:y1="3.201cm" svg:x2="5.484cm" svg:y2="4.719cm" draw:start-shape="id36" draw:start-glue-point="7" draw:end-shape="id37" draw:end-glue-point="11" svg:d="M6761 3201l-1277 1518" svg:viewBox="0 0 1278 1519">
          <text:p/>
        </draw:connector>
        <draw:connector draw:style-name="gr6" draw:text-style-name="P3" draw:layer="layout" draw:type="line" svg:x1="7.892cm" svg:y1="3.201cm" svg:x2="9.164cm" svg:y2="4.72cm" draw:start-shape="id36" draw:start-glue-point="9" draw:end-shape="id38" draw:end-glue-point="5" svg:d="M7892 3201l1272 1519" svg:viewBox="0 0 1273 1520">
          <text:p/>
        </draw:connector>
        <draw:connector draw:style-name="gr6" draw:text-style-name="P3" draw:layer="layout" draw:type="line" svg:x1="4.361cm" svg:y1="5.603cm" svg:x2="3.532cm" svg:y2="6.737cm" draw:start-shape="id37" draw:start-glue-point="7" draw:end-shape="id39" draw:end-glue-point="4" svg:d="M4361 5603l-829 1134" svg:viewBox="0 0 830 1135">
          <text:p/>
        </draw:connector>
        <draw:connector draw:style-name="gr6" draw:text-style-name="P3" draw:layer="layout" draw:type="line" svg:x1="5.484cm" svg:y1="5.603cm" svg:x2="6.126cm" svg:y2="6.738cm" draw:start-shape="id37" draw:start-glue-point="9" draw:end-shape="id40" draw:end-glue-point="4" svg:d="M5484 5603l642 1135" svg:viewBox="0 0 643 1136">
          <text:p/>
        </draw:connector>
        <draw:frame draw:style-name="gr7" draw:text-style-name="P4" draw:layer="layout" svg:width="10.25cm" svg:height="0.67cm" svg:x="1.734cm" svg:y="11.073cm">
          <draw:text-box>
            <text:p><text:span text:style-name="T2">[</text:span><text:span text:style-name="T2">데이터 추가의 과정 </text:span><text:span text:style-name="T2">2/3]</text:span></text:p>
          </draw:text-box>
        </draw:frame>
        <draw:custom-shape draw:style-name="gr4" draw:text-style-name="P2" xml:id="id42" draw:id="id42" draw:layer="layout" svg:width="1.604cm" svg:height="1.25cm" svg:x="7.631cm" svg:y="6.738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1" draw:id="id41" draw:layer="layout" svg:width="1.59cm" svg:height="1.25cm" svg:x="10.232cm" svg:y="6.739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0.293cm" svg:y1="5.604cm" svg:x2="11.027cm" svg:y2="6.739cm" draw:start-shape="id38" draw:start-glue-point="9" draw:end-shape="id41" draw:end-glue-point="4" svg:d="M10293 5604l734 1135" svg:viewBox="0 0 735 1136">
          <text:p/>
        </draw:connector>
        <draw:connector draw:style-name="gr6" draw:text-style-name="P3" draw:layer="layout" draw:type="line" svg:x1="9.164cm" svg:y1="5.604cm" svg:x2="8.433cm" svg:y2="6.738cm" draw:start-shape="id38" draw:start-glue-point="7" draw:end-shape="id42" draw:end-glue-point="4" svg:d="M9164 5604l-731 1134" svg:viewBox="0 0 732 1135">
          <text:p/>
        </draw:connector>
        <draw:custom-shape draw:style-name="gr4" draw:text-style-name="P2" xml:id="id43" draw:id="id43" draw:layer="layout" svg:width="1.604cm" svg:height="1.25cm" svg:x="1.631cm" svg:y="8.938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44" draw:id="id44" draw:layer="layout" svg:width="1.59cm" svg:height="1.25cm" svg:x="3.732cm" svg:y="8.939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.965cm" svg:y1="7.804cm" svg:x2="2.433cm" svg:y2="8.938cm" draw:start-shape="id39" draw:start-glue-point="7" draw:end-shape="id43" draw:end-glue-point="4" svg:d="M2965 7804l-532 1134" svg:viewBox="0 0 533 1135">
          <text:p/>
        </draw:connector>
        <draw:connector draw:style-name="gr6" draw:text-style-name="P3" draw:layer="layout" draw:type="line" svg:x1="4.099cm" svg:y1="7.804cm" svg:x2="4.527cm" svg:y2="8.939cm" draw:start-shape="id39" draw:start-glue-point="9" draw:end-shape="id44" draw:end-glue-point="4" svg:d="M4099 7804l428 1135" svg:viewBox="0 0 429 1136">
          <text:p/>
        </draw:connector>
        <draw:custom-shape draw:style-name="gr13" draw:text-style-name="P6" draw:layer="layout" svg:width="5.267cm" svg:height="1.964cm" draw:transform="skewX (0.041538836197465) rotate (0.766548607475909) translate (3.535cm 17.042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5" draw:id="id45" draw:layer="layout" svg:width="1.599cm" svg:height="1.25cm" svg:x="6.519cm" svg:y="14.12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46" draw:id="id46" draw:layer="layout" svg:width="1.587cm" svg:height="1.25cm" svg:x="4.121cm" svg:y="16.52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7" draw:id="id47" draw:layer="layout" svg:width="1.597cm" svg:height="1.25cm" svg:x="8.922cm" svg:y="16.529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48" draw:id="id48" draw:layer="layout" svg:width="1.604cm" svg:height="1.25cm" svg:x="2.722cm" svg:y="18.72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9" draw:id="id49" draw:layer="layout" svg:width="1.59cm" svg:height="1.25cm" svg:x="5.323cm" svg:y="18.73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6.753cm" svg:y1="15.193cm" svg:x2="5.476cm" svg:y2="16.711cm" draw:start-shape="id45" draw:start-glue-point="7" draw:end-shape="id46" draw:end-glue-point="11" svg:d="M6753 15193l-1277 1518" svg:viewBox="0 0 1278 1519">
          <text:p/>
        </draw:connector>
        <draw:connector draw:style-name="gr6" draw:text-style-name="P3" draw:layer="layout" draw:type="line" svg:x1="7.884cm" svg:y1="15.193cm" svg:x2="9.156cm" svg:y2="16.712cm" draw:start-shape="id45" draw:start-glue-point="9" draw:end-shape="id47" draw:end-glue-point="5" svg:d="M7884 15193l1272 1519" svg:viewBox="0 0 1273 1520">
          <text:p/>
        </draw:connector>
        <draw:connector draw:style-name="gr6" draw:text-style-name="P3" draw:layer="layout" draw:type="line" svg:x1="4.353cm" svg:y1="17.595cm" svg:x2="3.524cm" svg:y2="18.729cm" draw:start-shape="id46" draw:start-glue-point="7" draw:end-shape="id48" draw:end-glue-point="4" svg:d="M4353 17595l-829 1134" svg:viewBox="0 0 830 1135">
          <text:p/>
        </draw:connector>
        <draw:connector draw:style-name="gr6" draw:text-style-name="P3" draw:layer="layout" draw:type="line" svg:x1="5.476cm" svg:y1="17.595cm" svg:x2="6.118cm" svg:y2="18.73cm" draw:start-shape="id46" draw:start-glue-point="9" draw:end-shape="id49" draw:end-glue-point="4" svg:d="M5476 17595l642 1135" svg:viewBox="0 0 643 1136">
          <text:p/>
        </draw:connector>
        <draw:frame draw:style-name="gr7" draw:text-style-name="P4" draw:layer="layout" svg:width="10.25cm" svg:height="0.67cm" svg:x="1.726cm" svg:y="23.065cm">
          <draw:text-box>
            <text:p><text:span text:style-name="T2">[</text:span><text:span text:style-name="T2">데이터 추가의 과정 </text:span><text:span text:style-name="T2">3/3]</text:span></text:p>
          </draw:text-box>
        </draw:frame>
        <draw:custom-shape draw:style-name="gr4" draw:text-style-name="P2" xml:id="id51" draw:id="id51" draw:layer="layout" svg:width="1.604cm" svg:height="1.25cm" svg:x="7.623cm" svg:y="18.73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0" draw:id="id50" draw:layer="layout" svg:width="1.59cm" svg:height="1.25cm" svg:x="10.224cm" svg:y="18.731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0.285cm" svg:y1="17.596cm" svg:x2="11.019cm" svg:y2="18.731cm" draw:start-shape="id47" draw:start-glue-point="9" draw:end-shape="id50" draw:end-glue-point="4" svg:d="M10285 17596l734 1135" svg:viewBox="0 0 735 1136">
          <text:p/>
        </draw:connector>
        <draw:connector draw:style-name="gr6" draw:text-style-name="P3" draw:layer="layout" draw:type="line" svg:x1="9.156cm" svg:y1="17.596cm" svg:x2="8.425cm" svg:y2="18.73cm" draw:start-shape="id47" draw:start-glue-point="7" draw:end-shape="id51" draw:end-glue-point="4" svg:d="M9156 17596l-731 1134" svg:viewBox="0 0 732 1135">
          <text:p/>
        </draw:connector>
        <draw:custom-shape draw:style-name="gr4" draw:text-style-name="P2" xml:id="id52" draw:id="id52" draw:layer="layout" svg:width="1.604cm" svg:height="1.25cm" svg:x="1.623cm" svg:y="20.93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53" draw:id="id53" draw:layer="layout" svg:width="1.59cm" svg:height="1.25cm" svg:x="3.724cm" svg:y="20.931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.957cm" svg:y1="19.796cm" svg:x2="2.425cm" svg:y2="20.93cm" draw:start-shape="id48" draw:start-glue-point="7" draw:end-shape="id52" draw:end-glue-point="4" svg:d="M2957 19796l-532 1134" svg:viewBox="0 0 533 1135">
          <text:p/>
        </draw:connector>
        <draw:connector draw:style-name="gr6" draw:text-style-name="P3" draw:layer="layout" draw:type="line" svg:x1="4.091cm" svg:y1="19.796cm" svg:x2="4.519cm" svg:y2="20.931cm" draw:start-shape="id48" draw:start-glue-point="9" draw:end-shape="id53" draw:end-glue-point="4" svg:d="M4091 19796l428 1135" svg:viewBox="0 0 429 1136">
          <text:p/>
        </draw:connector>
      </draw:page>
      <draw:page draw:name="page4" draw:style-name="dp1" draw:master-page-name="기본값">
        <draw:custom-shape draw:style-name="gr16" draw:text-style-name="P2" xml:id="id54" draw:id="id54" draw:layer="layout" svg:width="1.599cm" svg:height="1.25cm" svg:x="6.535cm" svg:y="1.742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5" draw:id="id55" draw:layer="layout" svg:width="1.587cm" svg:height="1.25cm" svg:x="4.137cm" svg:y="4.14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6" draw:id="id56" draw:layer="layout" svg:width="1.597cm" svg:height="1.25cm" svg:x="8.938cm" svg:y="4.145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7" draw:id="id57" draw:layer="layout" svg:width="1.604cm" svg:height="1.25cm" svg:x="2.738cm" svg:y="6.34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8" draw:id="id58" draw:layer="layout" svg:width="1.59cm" svg:height="1.25cm" svg:x="5.339cm" svg:y="6.346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6.769cm" svg:y1="2.809cm" svg:x2="5.492cm" svg:y2="4.327cm" draw:start-shape="id54" draw:start-glue-point="7" draw:end-shape="id55" draw:end-glue-point="11" svg:d="M6769 2809l-1277 1518" svg:viewBox="0 0 1278 1519">
          <text:p/>
        </draw:connector>
        <draw:connector draw:style-name="gr6" draw:text-style-name="P3" draw:layer="layout" draw:type="line" svg:x1="7.9cm" svg:y1="2.809cm" svg:x2="9.172cm" svg:y2="4.328cm" draw:start-shape="id54" draw:start-glue-point="9" draw:end-shape="id56" draw:end-glue-point="5" svg:d="M7900 2809l1272 1519" svg:viewBox="0 0 1273 1520">
          <text:p/>
        </draw:connector>
        <draw:connector draw:style-name="gr6" draw:text-style-name="P3" draw:layer="layout" draw:type="line" svg:x1="4.369cm" svg:y1="5.211cm" svg:x2="3.54cm" svg:y2="6.345cm" draw:start-shape="id55" draw:start-glue-point="7" draw:end-shape="id57" draw:end-glue-point="4" svg:d="M4369 5211l-829 1134" svg:viewBox="0 0 830 1135">
          <text:p/>
        </draw:connector>
        <draw:connector draw:style-name="gr6" draw:text-style-name="P3" draw:layer="layout" draw:type="line" svg:x1="5.492cm" svg:y1="5.211cm" svg:x2="6.134cm" svg:y2="6.346cm" draw:start-shape="id55" draw:start-glue-point="9" draw:end-shape="id58" draw:end-glue-point="4" svg:d="M5492 5211l642 1135" svg:viewBox="0 0 643 1136">
          <text:p/>
        </draw:connector>
        <draw:frame draw:style-name="gr7" draw:text-style-name="P4" draw:layer="layout" svg:width="10.25cm" svg:height="0.67cm" svg:x="1.742cm" svg:y="10.681cm">
          <draw:text-box>
            <text:p><text:span text:style-name="T2">[</text:span><text:span text:style-name="T2">루트 노드를 일단 삭제</text:span><text:span text:style-name="T2">]</text:span></text:p>
          </draw:text-box>
        </draw:frame>
        <draw:custom-shape draw:style-name="gr4" draw:text-style-name="P2" xml:id="id60" draw:id="id60" draw:layer="layout" svg:width="1.604cm" svg:height="1.25cm" svg:x="7.639cm" svg:y="6.346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9" draw:id="id59" draw:layer="layout" svg:width="1.59cm" svg:height="1.25cm" svg:x="10.24cm" svg:y="6.347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0.301cm" svg:y1="5.212cm" svg:x2="11.035cm" svg:y2="6.347cm" draw:start-shape="id56" draw:start-glue-point="9" draw:end-shape="id59" draw:end-glue-point="4" svg:d="M10301 5212l734 1135" svg:viewBox="0 0 735 1136">
          <text:p/>
        </draw:connector>
        <draw:connector draw:style-name="gr6" draw:text-style-name="P3" draw:layer="layout" draw:type="line" svg:x1="9.172cm" svg:y1="5.212cm" svg:x2="8.441cm" svg:y2="6.346cm" draw:start-shape="id56" draw:start-glue-point="7" draw:end-shape="id60" draw:end-glue-point="4" svg:d="M9172 5212l-731 1134" svg:viewBox="0 0 732 1135">
          <text:p/>
        </draw:connector>
        <draw:custom-shape draw:style-name="gr4" draw:text-style-name="P2" xml:id="id61" draw:id="id61" draw:layer="layout" svg:width="1.604cm" svg:height="1.25cm" svg:x="1.639cm" svg:y="8.546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.973cm" svg:y1="7.412cm" svg:x2="2.441cm" svg:y2="8.546cm" draw:start-shape="id57" draw:start-glue-point="7" draw:end-shape="id61" draw:end-glue-point="4" svg:d="M2973 7412l-532 1134" svg:viewBox="0 0 533 1135">
          <text:p/>
        </draw:connector>
        <draw:custom-shape draw:style-name="gr4" draw:text-style-name="P2" xml:id="id62" draw:id="id62" draw:layer="layout" svg:width="1.604cm" svg:height="1.25cm" svg:x="3.74cm" svg:y="8.547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4.107cm" svg:y1="7.412cm" svg:x2="4.542cm" svg:y2="8.547cm" draw:start-shape="id57" draw:start-glue-point="9" draw:end-shape="id62" draw:end-glue-point="4" svg:d="M4107 7412l435 1135" svg:viewBox="0 0 436 1136">
          <text:p/>
        </draw:connector>
        <draw:custom-shape draw:style-name="gr17" draw:text-style-name="P5" xml:id="id63" draw:id="id63" draw:layer="layout" svg:width="1.599cm" svg:height="1.25cm" svg:x="6.527cm" svg:y="12.43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4" draw:id="id64" draw:layer="layout" svg:width="1.587cm" svg:height="1.25cm" svg:x="4.129cm" svg:y="14.83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5" draw:id="id65" draw:layer="layout" svg:width="1.597cm" svg:height="1.25cm" svg:x="8.93cm" svg:y="14.837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6" draw:id="id66" draw:layer="layout" svg:width="1.604cm" svg:height="1.25cm" svg:x="2.73cm" svg:y="17.037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7" draw:id="id67" draw:layer="layout" svg:width="1.59cm" svg:height="1.25cm" svg:x="5.331cm" svg:y="17.03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6.761cm" svg:y1="13.501cm" svg:x2="5.484cm" svg:y2="15.019cm" draw:start-shape="id63" draw:start-glue-point="7" draw:end-shape="id64" draw:end-glue-point="11" svg:d="M6761 13501l-1277 1518" svg:viewBox="0 0 1278 1519">
          <text:p/>
        </draw:connector>
        <draw:connector draw:style-name="gr6" draw:text-style-name="P3" draw:layer="layout" draw:type="line" svg:x1="7.892cm" svg:y1="13.501cm" svg:x2="9.164cm" svg:y2="15.02cm" draw:start-shape="id63" draw:start-glue-point="9" draw:end-shape="id65" draw:end-glue-point="5" svg:d="M7892 13501l1272 1519" svg:viewBox="0 0 1273 1520">
          <text:p/>
        </draw:connector>
        <draw:connector draw:style-name="gr6" draw:text-style-name="P3" draw:layer="layout" draw:type="line" svg:x1="4.361cm" svg:y1="15.903cm" svg:x2="3.532cm" svg:y2="17.037cm" draw:start-shape="id64" draw:start-glue-point="7" draw:end-shape="id66" draw:end-glue-point="4" svg:d="M4361 15903l-829 1134" svg:viewBox="0 0 830 1135">
          <text:p/>
        </draw:connector>
        <draw:connector draw:style-name="gr6" draw:text-style-name="P3" draw:layer="layout" draw:type="line" svg:x1="5.484cm" svg:y1="15.903cm" svg:x2="6.126cm" svg:y2="17.038cm" draw:start-shape="id64" draw:start-glue-point="9" draw:end-shape="id67" draw:end-glue-point="4" svg:d="M5484 15903l642 1135" svg:viewBox="0 0 643 1136">
          <text:p/>
        </draw:connector>
        <draw:frame draw:style-name="gr7" draw:text-style-name="P4" draw:layer="layout" svg:width="10.25cm" svg:height="0.67cm" svg:x="1.75cm" svg:y="22.25cm">
          <draw:text-box>
            <text:p><text:span text:style-name="T2">[</text:span><text:span text:style-name="T2">빈 공간을 채우는 과정 </text:span><text:span text:style-name="T2">1/3]</text:span></text:p>
          </draw:text-box>
        </draw:frame>
        <draw:custom-shape draw:style-name="gr4" draw:text-style-name="P2" xml:id="id69" draw:id="id69" draw:layer="layout" svg:width="1.604cm" svg:height="1.25cm" svg:x="7.631cm" svg:y="17.038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8" draw:id="id68" draw:layer="layout" svg:width="1.59cm" svg:height="1.25cm" svg:x="10.232cm" svg:y="17.039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0.293cm" svg:y1="15.904cm" svg:x2="11.027cm" svg:y2="17.039cm" draw:start-shape="id65" draw:start-glue-point="9" draw:end-shape="id68" draw:end-glue-point="4" svg:d="M10293 15904l734 1135" svg:viewBox="0 0 735 1136">
          <text:p/>
        </draw:connector>
        <draw:connector draw:style-name="gr6" draw:text-style-name="P3" draw:layer="layout" draw:type="line" svg:x1="9.164cm" svg:y1="15.904cm" svg:x2="8.433cm" svg:y2="17.038cm" draw:start-shape="id65" draw:start-glue-point="7" draw:end-shape="id69" draw:end-glue-point="4" svg:d="M9164 15904l-731 1134" svg:viewBox="0 0 732 1135">
          <text:p/>
        </draw:connector>
        <draw:custom-shape draw:style-name="gr4" draw:text-style-name="P2" xml:id="id70" draw:id="id70" draw:layer="layout" svg:width="1.604cm" svg:height="1.25cm" svg:x="1.631cm" svg:y="19.238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.965cm" svg:y1="18.104cm" svg:x2="2.433cm" svg:y2="19.238cm" draw:start-shape="id66" draw:start-glue-point="7" draw:end-shape="id70" draw:end-glue-point="4" svg:d="M2965 18104l-532 1134" svg:viewBox="0 0 533 1135">
          <text:p/>
        </draw:connector>
        <draw:custom-shape draw:style-name="gr18" draw:text-style-name="P2" xml:id="id71" draw:id="id71" draw:layer="layout" svg:width="1.604cm" svg:height="1.25cm" svg:x="3.732cm" svg:y="19.239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4.099cm" svg:y1="18.104cm" svg:x2="4.534cm" svg:y2="19.239cm" draw:start-shape="id66" draw:start-glue-point="9" draw:end-shape="id71" draw:end-glue-point="4" svg:d="M4099 18104l435 1135" svg:viewBox="0 0 436 1136">
          <text:p/>
        </draw:connector>
        <draw:connector draw:style-name="gr19" draw:text-style-name="P8" draw:layer="layout" draw:type="curve" draw:line-skew="-0.485cm" svg:x1="4.534cm" svg:y1="20.489cm" svg:x2="7.327cm" svg:y2="13.684cm" draw:start-shape="id71" draw:start-glue-point="8" draw:end-shape="id63" draw:end-glue-point="8" svg:d="M4534 20489c0 51 2793 3453 2793-6805" svg:viewBox="0 0 2794 7387">
          <text:p/>
        </draw:connector>
      </draw:page>
      <draw:page draw:name="page5" draw:style-name="dp1" draw:master-page-name="기본값">
        <draw:custom-shape draw:style-name="gr10" draw:text-style-name="P6" draw:layer="layout" svg:width="4.571cm" svg:height="1.951cm" draw:transform="skewX (0.041538836197465) rotate (0.964643477577265) translate (2.088cm 20.506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5.304cm" svg:height="1.951cm" draw:transform="skewX (0.041538836197465) rotate (0.781907504893459) translate (3.568cm 6.004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xml:id="id72" draw:id="id72" draw:layer="layout" svg:width="1.599cm" svg:height="1.25cm" svg:x="6.519cm" svg:y="2.92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73" draw:id="id73" draw:layer="layout" svg:width="1.587cm" svg:height="1.25cm" svg:x="4.121cm" svg:y="5.327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4" draw:id="id74" draw:layer="layout" svg:width="1.597cm" svg:height="1.25cm" svg:x="8.922cm" svg:y="5.32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5" draw:id="id75" draw:layer="layout" svg:width="1.604cm" svg:height="1.25cm" svg:x="2.722cm" svg:y="7.52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76" draw:id="id76" draw:layer="layout" svg:width="1.59cm" svg:height="1.25cm" svg:x="5.323cm" svg:y="7.529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6.753cm" svg:y1="3.992cm" svg:x2="5.476cm" svg:y2="5.51cm" draw:start-shape="id72" draw:start-glue-point="7" draw:end-shape="id73" draw:end-glue-point="11" svg:d="M6753 3992l-1277 1518" svg:viewBox="0 0 1278 1519">
          <text:p/>
        </draw:connector>
        <draw:connector draw:style-name="gr6" draw:text-style-name="P3" draw:layer="layout" draw:type="line" svg:x1="7.884cm" svg:y1="3.992cm" svg:x2="9.156cm" svg:y2="5.511cm" draw:start-shape="id72" draw:start-glue-point="9" draw:end-shape="id74" draw:end-glue-point="5" svg:d="M7884 3992l1272 1519" svg:viewBox="0 0 1273 1520">
          <text:p/>
        </draw:connector>
        <draw:connector draw:style-name="gr6" draw:text-style-name="P3" draw:layer="layout" draw:type="line" svg:x1="4.353cm" svg:y1="6.394cm" svg:x2="3.524cm" svg:y2="7.528cm" draw:start-shape="id73" draw:start-glue-point="7" draw:end-shape="id75" draw:end-glue-point="4" svg:d="M4353 6394l-829 1134" svg:viewBox="0 0 830 1135">
          <text:p/>
        </draw:connector>
        <draw:connector draw:style-name="gr6" draw:text-style-name="P3" draw:layer="layout" draw:type="line" svg:x1="5.476cm" svg:y1="6.394cm" svg:x2="6.118cm" svg:y2="7.529cm" draw:start-shape="id73" draw:start-glue-point="9" draw:end-shape="id76" draw:end-glue-point="4" svg:d="M5476 6394l642 1135" svg:viewBox="0 0 643 1136">
          <text:p/>
        </draw:connector>
        <draw:frame draw:style-name="gr7" draw:text-style-name="P4" draw:layer="layout" svg:width="10.25cm" svg:height="0.67cm" svg:x="1.742cm" svg:y="12.741cm">
          <draw:text-box>
            <text:p><text:span text:style-name="T2">[</text:span><text:span text:style-name="T2">빈 공간을 채우는 과정 </text:span><text:span text:style-name="T2">2/3]</text:span></text:p>
          </draw:text-box>
        </draw:frame>
        <draw:custom-shape draw:style-name="gr4" draw:text-style-name="P2" xml:id="id78" draw:id="id78" draw:layer="layout" svg:width="1.604cm" svg:height="1.25cm" svg:x="7.623cm" svg:y="7.529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77" draw:id="id77" draw:layer="layout" svg:width="1.59cm" svg:height="1.25cm" svg:x="10.224cm" svg:y="7.53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0.285cm" svg:y1="6.395cm" svg:x2="11.019cm" svg:y2="7.53cm" draw:start-shape="id74" draw:start-glue-point="9" draw:end-shape="id77" draw:end-glue-point="4" svg:d="M10285 6395l734 1135" svg:viewBox="0 0 735 1136">
          <text:p/>
        </draw:connector>
        <draw:connector draw:style-name="gr6" draw:text-style-name="P3" draw:layer="layout" draw:type="line" svg:x1="9.156cm" svg:y1="6.395cm" svg:x2="8.425cm" svg:y2="7.529cm" draw:start-shape="id74" draw:start-glue-point="7" draw:end-shape="id78" draw:end-glue-point="4" svg:d="M9156 6395l-731 1134" svg:viewBox="0 0 732 1135">
          <text:p/>
        </draw:connector>
        <draw:custom-shape draw:style-name="gr4" draw:text-style-name="P2" xml:id="id79" draw:id="id79" draw:layer="layout" svg:width="1.604cm" svg:height="1.25cm" svg:x="1.623cm" svg:y="9.729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.957cm" svg:y1="8.595cm" svg:x2="2.425cm" svg:y2="9.729cm" draw:start-shape="id75" draw:start-glue-point="7" draw:end-shape="id79" draw:end-glue-point="4" svg:d="M2957 8595l-532 1134" svg:viewBox="0 0 533 1135">
          <text:p/>
        </draw:connector>
        <draw:custom-shape draw:style-name="gr21" draw:text-style-name="P9" xml:id="id80" draw:id="id80" draw:layer="layout" svg:width="1.599cm" svg:height="1.25cm" svg:x="6.511cm" svg:y="15.11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81" draw:id="id81" draw:layer="layout" svg:width="1.587cm" svg:height="1.25cm" svg:x="4.113cm" svg:y="17.51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2" draw:id="id82" draw:layer="layout" svg:width="1.597cm" svg:height="1.25cm" svg:x="8.914cm" svg:y="17.519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83" draw:id="id83" draw:layer="layout" svg:width="1.604cm" svg:height="1.25cm" svg:x="2.714cm" svg:y="19.719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84" draw:id="id84" draw:layer="layout" svg:width="1.59cm" svg:height="1.25cm" svg:x="5.315cm" svg:y="19.72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6.745cm" svg:y1="16.183cm" svg:x2="5.468cm" svg:y2="17.701cm" draw:start-shape="id80" draw:start-glue-point="7" draw:end-shape="id81" draw:end-glue-point="11" svg:d="M6745 16183l-1277 1518" svg:viewBox="0 0 1278 1519">
          <text:p/>
        </draw:connector>
        <draw:connector draw:style-name="gr6" draw:text-style-name="P3" draw:layer="layout" draw:type="line" svg:x1="7.876cm" svg:y1="16.183cm" svg:x2="9.148cm" svg:y2="17.702cm" draw:start-shape="id80" draw:start-glue-point="9" draw:end-shape="id82" draw:end-glue-point="5" svg:d="M7876 16183l1272 1519" svg:viewBox="0 0 1273 1520">
          <text:p/>
        </draw:connector>
        <draw:connector draw:style-name="gr6" draw:text-style-name="P3" draw:layer="layout" draw:type="line" svg:x1="4.345cm" svg:y1="18.585cm" svg:x2="3.516cm" svg:y2="19.719cm" draw:start-shape="id81" draw:start-glue-point="7" draw:end-shape="id83" draw:end-glue-point="4" svg:d="M4345 18585l-829 1134" svg:viewBox="0 0 830 1135">
          <text:p/>
        </draw:connector>
        <draw:connector draw:style-name="gr6" draw:text-style-name="P3" draw:layer="layout" draw:type="line" svg:x1="5.468cm" svg:y1="18.585cm" svg:x2="6.11cm" svg:y2="19.72cm" draw:start-shape="id81" draw:start-glue-point="9" draw:end-shape="id84" draw:end-glue-point="4" svg:d="M5468 18585l642 1135" svg:viewBox="0 0 643 1136">
          <text:p/>
        </draw:connector>
        <draw:frame draw:style-name="gr7" draw:text-style-name="P4" draw:layer="layout" svg:width="10.25cm" svg:height="0.67cm" svg:x="1.734cm" svg:y="24.932cm">
          <draw:text-box>
            <text:p><text:span text:style-name="T2">[</text:span><text:span text:style-name="T2">빈 공간을 채우는 과정 </text:span><text:span text:style-name="T2">3/3]</text:span></text:p>
          </draw:text-box>
        </draw:frame>
        <draw:custom-shape draw:style-name="gr4" draw:text-style-name="P2" xml:id="id86" draw:id="id86" draw:layer="layout" svg:width="1.604cm" svg:height="1.25cm" svg:x="7.615cm" svg:y="19.72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85" draw:id="id85" draw:layer="layout" svg:width="1.59cm" svg:height="1.25cm" svg:x="10.216cm" svg:y="19.721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0.277cm" svg:y1="18.586cm" svg:x2="11.011cm" svg:y2="19.721cm" draw:start-shape="id82" draw:start-glue-point="9" draw:end-shape="id85" draw:end-glue-point="4" svg:d="M10277 18586l734 1135" svg:viewBox="0 0 735 1136">
          <text:p/>
        </draw:connector>
        <draw:connector draw:style-name="gr6" draw:text-style-name="P3" draw:layer="layout" draw:type="line" svg:x1="9.148cm" svg:y1="18.586cm" svg:x2="8.417cm" svg:y2="19.72cm" draw:start-shape="id82" draw:start-glue-point="7" draw:end-shape="id86" draw:end-glue-point="4" svg:d="M9148 18586l-731 1134" svg:viewBox="0 0 732 1135">
          <text:p/>
        </draw:connector>
        <draw:custom-shape draw:style-name="gr4" draw:text-style-name="P2" xml:id="id87" draw:id="id87" draw:layer="layout" svg:width="1.604cm" svg:height="1.25cm" svg:x="1.615cm" svg:y="21.9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.949cm" svg:y1="20.786cm" svg:x2="2.417cm" svg:y2="21.92cm" draw:start-shape="id83" draw:start-glue-point="7" draw:end-shape="id87" draw:end-glue-point="4" svg:d="M2949 20786l-532 1134" svg:viewBox="0 0 533 113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2Coding" svg:font-family="D2Coding" style:font-family-generic="modern" style:font-pitch="fixed"/>
    <style:font-face style:name="D2Coding1" svg:font-family="D2Coding" style:font-family-generic="roman" style:font-pitch="variable"/>
    <style:font-face style:name="D2Coding2" svg:font-family="D2Coding" style:font-adornments="보통" style:font-family-generic="roman" style:font-pitch="variable"/>
    <style:font-face style:name="D2Coding3" svg:font-family="D2Coding" style:font-adornments="보통" style:font-family-generic="modern" style:font-pitch="fixed"/>
    <style:font-face style:name="D2Coding4" svg:font-family="D2Coding" style:font-adornments="보통" style:font-family-generic="modern" style:font-pitch="variable"/>
    <style:font-face style:name="D2Coding5" svg:font-family="D2Coding" style:font-family-generic="system" style:font-pitch="variable"/>
    <style:font-face style:name="D2Coding6" svg:font-family="D2Coding" style:font-adornments="보통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2Coding3" fo:font-family="D2Coding" style:font-style-name="보통" style:font-family-generic="modern" style:font-pitch="fixed" fo:font-size="18pt" fo:font-style="normal" fo:text-shadow="none" style:text-underline-style="none" fo:font-weight="normal" style:letter-kerning="true" style:font-name-asian="D2Coding3" style:font-family-asian="D2Coding" style:font-style-name-asian="보통" style:font-family-generic-asian="modern" style:font-pitch-asian="fixed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2T20:57:45.354000000</meta:creation-date>
    <dc:date>2021-10-10T14:08:15.755000000</dc:date>
    <meta:editing-duration>PT17H32M34S</meta:editing-duration>
    <meta:editing-cycles>28</meta:editing-cycles>
    <meta:generator>LibreOffice/7.2.1.2$Windows_X86_64 LibreOffice_project/87b77fad49947c1441b67c559c339af8f3517e22</meta:generator>
    <meta:document-statistic meta:object-count="180"/>
  </office:meta>
</office:document-meta>
</file>